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in" fo:margin-bottom="0in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Flujo de Compra en Odoo 17</text:span></text:h>
      <text:h text:style-name="Heading_20_4" text:outline-level="4"><text:span text:style-name="Strong_20_Emphasis">1. Crear una Unidad de Medida Personalizada</text:span>:</text:h>
      <text:list text:style-name="L1">
        <text:list-item>
          <text:p text:style-name="P1"><text:span text:style-name="Strong_20_Emphasis">Acceder a las Unidades de Medida</text:span>:</text:p>
          <text:list>
            <text:list-item>
              <text:p text:style-name="P2">Ve al módulo <text:span text:style-name="Strong_20_Emphasis">Ajustes</text:span>.</text:p>
            </text:list-item>
            <text:list-item>
              <text:p text:style-name="P2">Busca la sección <text:span text:style-name="Strong_20_Emphasis">Unidades de Medida</text:span> y selecciona <text:span text:style-name="Strong_20_Emphasis">Peso</text:span>.</text:p>
            </text:list-item>
          </text:list>
        </text:list-item>
        <text:list-item>
          <text:p text:style-name="P1"><text:span text:style-name="Strong_20_Emphasis">Crear una Nueva Unidad de Medida</text:span>:</text:p>
          <text:list>
            <text:list-item>
              <text:p text:style-name="P2">Haz clic en <text:span text:style-name="Strong_20_Emphasis">Crear</text:span>.</text:p>
            </text:list-item>
            <text:list-item>
              <text:p text:style-name="P2">Completa los campos requeridos:</text:p>
              <text:list>
                <text:list-item>
                  <text:p text:style-name="P2"><text:span text:style-name="Strong_20_Emphasis">Nombre</text:span>: Asigna un nombre a la nueva unidad de medida.</text:p>
                </text:list-item>
                <text:list-item>
                  <text:p text:style-name="P2"><text:span text:style-name="Strong_20_Emphasis">Categoría</text:span>: Selecciona "Peso" u otra categoría según tu necesidad.</text:p>
                </text:list-item>
                <text:list-item>
                  <text:p text:style-name="P2"><text:span text:style-name="Strong_20_Emphasis">Relación</text:span>: Define si la unidad es más grande o más pequeña que la unidad base (por ejemplo, 1 tonelada = 1000 kg).</text:p>
                </text:list-item>
              </text:list>
            </text:list-item>
            <text:list-item>
              <text:p text:style-name="P2">Haz clic en <text:span text:style-name="Strong_20_Emphasis">Guardar</text:span>.</text:p>
            </text:list-item>
          </text:list>
        </text:list-item>
        <text:list-item>
          <text:p text:style-name="P1"><text:span text:style-name="Strong_20_Emphasis">Verificar la Unidad de Medida</text:span>:</text:p>
          <text:list>
            <text:list-item>
              <text:p text:style-name="P1">Regresa a la lista de unidades de medida y verifica que tu nueva unidad aparece correctamente en la categoría seleccionada.</text:p>
            </text:list-item>
          </text:list>
        </text:list-item>
      </text:list>
      <text:p text:style-name="Horizontal_20_Line"/>
      <text:h text:style-name="Heading_20_4" text:outline-level="4"><text:span text:style-name="Strong_20_Emphasis">2. Asignar la Nueva Unidad de Medida a un Producto</text:span>:</text:h>
      <text:list text:style-name="L2">
        <text:list-item>
          <text:p text:style-name="P3"><text:span text:style-name="Strong_20_Emphasis">Acceder al Módulo de Inventario</text:span>:</text:p>
          <text:list>
            <text:list-item>
              <text:p text:style-name="P4">Selecciona <text:span text:style-name="Strong_20_Emphasis">Productos</text:span> y busca el producto deseado, por ejemplo, "Manzana Golden."</text:p>
            </text:list-item>
          </text:list>
        </text:list-item>
        <text:list-item>
          <text:p text:style-name="P3"><text:span text:style-name="Strong_20_Emphasis">Editar el Producto</text:span>:</text:p>
          <text:list>
            <text:list-item>
              <text:p text:style-name="P4">En el formulario del producto, encuentra el campo <text:span text:style-name="Strong_20_Emphasis">Unidad de Medida</text:span>.</text:p>
            </text:list-item>
            <text:list-item>
              <text:p text:style-name="P4">Selecciona la nueva unidad creada en el paso anterior.</text:p>
            </text:list-item>
            <text:list-item>
              <text:p text:style-name="P3">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3. Realizar una Solicitud de Presupuesto</text:span>:</text:h>
      <text:list text:style-name="L3">
        <text:list-item>
          <text:p text:style-name="P5"><text:span text:style-name="Strong_20_Emphasis">Acceder al Módulo de Compras</text:span>:</text:p>
          <text:list>
            <text:list-item>
              <text:p text:style-name="P6">Ve a <text:span text:style-name="Strong_20_Emphasis">Solicitudes de Presupuesto</text:span> y haz clic en <text:span text:style-name="Strong_20_Emphasis">Crear</text:span>.</text:p>
            </text:list-item>
          </text:list>
        </text:list-item>
        <text:list-item>
          <text:p text:style-name="P5"><text:span text:style-name="Strong_20_Emphasis">Agregar Productos a la Solicitud</text:span>:</text:p>
          <text:list>
            <text:list-item>
              <text:p text:style-name="P6">Selecciona el proveedor.</text:p>
            </text:list-item>
            <text:list-item>
              <text:p text:style-name="P6">Agrega las líneas del producto, incluyendo la nueva unidad de medida si aplica.</text:p>
            </text:list-item>
          </text:list>
        </text:list-item>
        <text:list-item>
          <text:p text:style-name="P5"><text:span text:style-name="Strong_20_Emphasis">Confirmar la Solicitud</text:span>:</text:p>
          <text:list>
            <text:list-item>
              <text:p text:style-name="P5">Revisa los detalles y confirma la solicitud para continuar con el flujo.</text:p>
            </text:list-item>
          </text:list>
        </text:list-item>
      </text:list>
      <text:p text:style-name="Horizontal_20_Line"/>
      <text:h text:style-name="Heading_20_4" text:outline-level="4"><text:span text:style-name="Strong_20_Emphasis">4. Crear un Usuario Nuevo</text:span>:</text:h>
      <text:list text:style-name="L4">
        <text:list-item>
          <text:p text:style-name="P7"><text:span text:style-name="Strong_20_Emphasis">Acceder a Ajustes</text:span>:</text:p>
          <text:list>
            <text:list-item>
              <text:p text:style-name="P8"><text:soft-page-break/>Ve al menú <text:span text:style-name="Strong_20_Emphasis">Ajustes</text:span> y selecciona <text:span text:style-name="Strong_20_Emphasis">Usuarios y Compañías</text:span> &gt; <text:span text:style-name="Strong_20_Emphasis">Usuarios</text:span>.</text:p>
            </text:list-item>
          </text:list>
        </text:list-item>
        <text:list-item>
          <text:p text:style-name="P7"><text:span text:style-name="Strong_20_Emphasis">Crear un Nuevo Usuario</text:span>:</text:p>
          <text:list>
            <text:list-item>
              <text:p text:style-name="P8">Haz clic en <text:span text:style-name="Strong_20_Emphasis">Crear</text:span>.</text:p>
            </text:list-item>
            <text:list-item>
              <text:p text:style-name="P8">Completa los campos básicos:</text:p>
              <text:list>
                <text:list-item>
                  <text:p text:style-name="P8"><text:span text:style-name="Strong_20_Emphasis">Nombre</text:span> del usuario (ejemplo: Paco).</text:p>
                </text:list-item>
                <text:list-item>
                  <text:p text:style-name="P8"><text:span text:style-name="Strong_20_Emphasis">Rol</text:span>: Selecciona <text:span text:style-name="Strong_20_Emphasis">Usuario</text:span> o asigna permisos específicos según las necesidades.</text:p>
                </text:list-item>
              </text:list>
            </text:list-item>
          </text:list>
        </text:list-item>
        <text:list-item>
          <text:p text:style-name="P7"><text:span text:style-name="Strong_20_Emphasis">Establecer Contraseña</text:span>:</text:p>
          <text:list>
            <text:list-item>
              <text:p text:style-name="P8">Haz clic en el símbolo de engranaje en el formulario del usuario.</text:p>
            </text:list-item>
            <text:list-item>
              <text:p text:style-name="P7">Define una contraseña para el usuario y haz clic en <text:span text:style-name="Strong_20_Emphasis">Guardar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5. Configurar Aprobaciones de Pedidos de Compra</text:span>:</text:h>
      <text:list text:style-name="L5">
        <text:list-item>
          <text:p text:style-name="P9"><text:span text:style-name="Strong_20_Emphasis">Activar la Función de Aprobación</text:span>:</text:p>
          <text:list>
            <text:list-item>
              <text:p text:style-name="P10">Ve al módulo <text:span text:style-name="Strong_20_Emphasis">Ajustes</text:span>.</text:p>
            </text:list-item>
            <text:list-item>
              <text:p text:style-name="P10">Busca <text:span text:style-name="Strong_20_Emphasis">Aprobación de Pedidos de Compra</text:span> y actívala.</text:p>
            </text:list-item>
            <text:list-item>
              <text:p text:style-name="P10">Define un límite para la aprobación (por ejemplo, 500 euros).</text:p>
            </text:list-item>
          </text:list>
        </text:list-item>
        <text:list-item>
          <text:p text:style-name="P9"><text:span text:style-name="Strong_20_Emphasis">Realizar una Compra con Aprobación</text:span>:</text:p>
          <text:list>
            <text:list-item>
              <text:p text:style-name="P10">Inicia sesión como el usuario creado (Paco).</text:p>
            </text:list-item>
            <text:list-item>
              <text:p text:style-name="P10">Realiza una solicitud de presupuesto por un valor superior al límite configurado.</text:p>
            </text:list-item>
            <text:list-item>
              <text:p text:style-name="P10">Al confirmar, Odoo marcará la solicitud como <text:span text:style-name="Strong_20_Emphasis">Pendiente de Aprobación</text:span>.</text:p>
            </text:list-item>
          </text:list>
        </text:list-item>
        <text:list-item>
          <text:p text:style-name="P9"><text:span text:style-name="Strong_20_Emphasis">Aprobar la Solicitud como Administrador</text:span>:</text:p>
          <text:list>
            <text:list-item>
              <text:p text:style-name="P10">Cambia al usuario administrador.</text:p>
            </text:list-item>
            <text:list-item>
              <text:p text:style-name="P10">Ve al módulo de <text:span text:style-name="Strong_20_Emphasis">Compras</text:span> y selecciona la solicitud pendiente.</text:p>
            </text:list-item>
            <text:list-item>
              <text:p text:style-name="P9">Haz clic en <text:span text:style-name="Strong_20_Emphasis">Aprobar Pedido</text:span>.</text:p>
            </text:list-item>
          </text:list>
        </text:list-item>
      </text:list>
      <text:p text:style-name="Horizontal_20_Line"/>
      <text:h text:style-name="Heading_20_4" text:outline-level="4"><text:span text:style-name="Strong_20_Emphasis">6. Confirmar y Completar el Pedido</text:span>:</text:h>
      <text:list text:style-name="L6">
        <text:list-item>
          <text:p text:style-name="P12">Una vez aprobada la solicitud, confirma el pedido.</text:p>
        </text:list-item>
        <text:list-item>
          <text:p text:style-name="P11">Recibe los productos y valida la operación para actualizar el inventario.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5:59:33.277323442</meta:creation-date>
    <dc:date>2024-12-09T06:00:21.695796016</dc:date>
    <meta:editing-duration>PT50S</meta:editing-duration>
    <meta:editing-cycles>1</meta:editing-cycles>
    <meta:document-statistic meta:table-count="0" meta:image-count="0" meta:object-count="0" meta:page-count="2" meta:paragraph-count="56" meta:word-count="463" meta:character-count="2598" meta:non-whitespace-character-count="2240"/>
    <meta:generator>LibreOffice/24.2.6.2$Linux_X86_64 LibreOffice_project/420$Build-2</meta:generator>
  </office:meta>
</office:document-meta>
</file>